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bottom="0in" style:line-height-at-least="0.1979in" fo:background-color="#1B2B34"/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P3" style:parent-style-name="Normal" style:family="paragraph">
      <style:paragraph-properties fo:margin-bottom="0in" style:line-height-at-least="0.1979in" fo:background-color="#1B2B34"/>
      <style:text-properties style:font-name="Consolas" style:font-name-asian="Times New Roman" style:font-name-complex="Times New Roman" fo:color="#CDD3DE" fo:font-size="10.5pt" style:font-size-asian="10.5pt" style:font-size-complex="10.5pt" style:language-asian="fr" style:country-asian="FR"/>
    </style:style>
    <style:style style:name="P4" style:parent-style-name="Normal" style:family="paragraph">
      <style:paragraph-properties fo:margin-bottom="0in" style:line-height-at-least="0.1979in" fo:background-color="#1B2B34"/>
    </style:style>
    <style:style style:name="T5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P6" style:parent-style-name="Normal" style:family="paragraph">
      <style:paragraph-properties fo:margin-bottom="0in" style:line-height-at-least="0.1979in" fo:background-color="#1B2B34"/>
    </style:style>
    <style:style style:name="T7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P8" style:parent-style-name="Normal" style:family="paragraph">
      <style:paragraph-properties fo:margin-bottom="0in" style:line-height-at-least="0.1979in" fo:background-color="#1B2B34"/>
    </style:style>
    <style:style style:name="T9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P10" style:parent-style-name="Normal" style:family="paragraph">
      <style:paragraph-properties fo:margin-bottom="0in" style:line-height-at-least="0.1979in" fo:background-color="#1B2B34"/>
    </style:style>
    <style:style style:name="T11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P12" style:parent-style-name="Normal" style:family="paragraph">
      <style:paragraph-properties fo:margin-bottom="0in" style:line-height-at-least="0.1979in" fo:background-color="#1B2B34"/>
    </style:style>
    <style:style style:name="T13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P14" style:parent-style-name="Normal" style:family="paragraph">
      <style:paragraph-properties fo:margin-bottom="0in" style:line-height-at-least="0.1979in" fo:background-color="#1B2B34"/>
    </style:style>
    <style:style style:name="T15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P16" style:parent-style-name="Normal" style:family="paragraph">
      <style:paragraph-properties fo:margin-bottom="0in" style:line-height-at-least="0.1979in" fo:background-color="#1B2B34"/>
    </style:style>
    <style:style style:name="T17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P18" style:parent-style-name="Normal" style:family="paragraph">
      <style:paragraph-properties fo:margin-bottom="0in" style:line-height-at-least="0.1979in" fo:background-color="#1B2B34"/>
    </style:style>
    <style:style style:name="T19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P20" style:parent-style-name="Normal" style:family="paragraph">
      <style:paragraph-properties fo:margin-bottom="0in" style:line-height-at-least="0.1979in" fo:background-color="#1B2B34"/>
    </style:style>
    <style:style style:name="T21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P22" style:parent-style-name="Normal" style:family="paragraph">
      <style:paragraph-properties fo:margin-bottom="0in" style:line-height-at-least="0.1979in" fo:background-color="#1B2B34"/>
    </style:style>
    <style:style style:name="T23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P24" style:parent-style-name="Normal" style:family="paragraph">
      <style:paragraph-properties fo:margin-bottom="0in" style:line-height-at-least="0.1979in" fo:background-color="#1B2B34"/>
    </style:style>
    <style:style style:name="T25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P26" style:parent-style-name="Normal" style:family="paragraph">
      <style:paragraph-properties fo:margin-bottom="0in" style:line-height-at-least="0.1979in" fo:background-color="#1B2B34"/>
    </style:style>
    <style:style style:name="T27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P28" style:parent-style-name="Normal" style:family="paragraph">
      <style:paragraph-properties fo:margin-bottom="0in" style:line-height-at-least="0.1979in" fo:background-color="#1B2B34"/>
    </style:style>
    <style:style style:name="T29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P30" style:parent-style-name="Normal" style:family="paragraph">
      <style:paragraph-properties fo:margin-bottom="0in" style:line-height-at-least="0.1979in" fo:background-color="#1B2B34"/>
    </style:style>
    <style:style style:name="T31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T32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33" style:parent-style-name="Policepardéfaut" style:family="text">
      <style:text-properties style:font-name="Consolas" style:font-name-asian="Times New Roman" style:font-name-complex="Times New Roman" fo:color="#CDD3DE" fo:font-size="10.5pt" style:font-size-asian="10.5pt" style:font-size-complex="10.5pt" style:language-asian="fr" style:country-asian="FR"/>
    </style:style>
    <style:style style:name="T34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35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T36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37" style:parent-style-name="Policepardéfaut" style:family="text">
      <style:text-properties style:font-name="Consolas" style:font-name-asian="Times New Roman" style:font-name-complex="Times New Roman" fo:color="#CDD3DE" fo:font-size="10.5pt" style:font-size-asian="10.5pt" style:font-size-complex="10.5pt" style:language-asian="fr" style:country-asian="FR"/>
    </style:style>
    <style:style style:name="T38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39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P40" style:parent-style-name="Normal" style:family="paragraph">
      <style:paragraph-properties fo:margin-bottom="0in" style:line-height-at-least="0.1979in" fo:background-color="#1B2B34"/>
    </style:style>
    <style:style style:name="T41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T42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43" style:parent-style-name="Policepardéfaut" style:family="text">
      <style:text-properties style:font-name="Consolas" style:font-name-asian="Times New Roman" style:font-name-complex="Times New Roman" fo:color="#CDD3DE" fo:font-size="10.5pt" style:font-size-asian="10.5pt" style:font-size-complex="10.5pt" style:language-asian="fr" style:country-asian="FR"/>
    </style:style>
    <style:style style:name="T44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45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T46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47" style:parent-style-name="Policepardéfaut" style:family="text">
      <style:text-properties style:font-name="Consolas" style:font-name-asian="Times New Roman" style:font-name-complex="Times New Roman" fo:color="#CDD3DE" fo:font-size="10.5pt" style:font-size-asian="10.5pt" style:font-size-complex="10.5pt" style:language-asian="fr" style:country-asian="FR"/>
    </style:style>
    <style:style style:name="T48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49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T50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51" style:parent-style-name="Policepardéfaut" style:family="text">
      <style:text-properties style:font-name="Consolas" style:font-name-asian="Times New Roman" style:font-name-complex="Times New Roman" fo:color="#CDD3DE" fo:font-size="10.5pt" style:font-size-asian="10.5pt" style:font-size-complex="10.5pt" style:language-asian="fr" style:country-asian="FR"/>
    </style:style>
    <style:style style:name="T52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53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T54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55" style:parent-style-name="Policepardéfaut" style:family="text">
      <style:text-properties style:font-name="Consolas" style:font-name-asian="Times New Roman" style:font-name-complex="Times New Roman" fo:color="#CDD3DE" fo:font-size="10.5pt" style:font-size-asian="10.5pt" style:font-size-complex="10.5pt" style:language-asian="fr" style:country-asian="FR"/>
    </style:style>
    <style:style style:name="T56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57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T58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59" style:parent-style-name="Policepardéfaut" style:family="text">
      <style:text-properties style:font-name="Consolas" style:font-name-asian="Times New Roman" style:font-name-complex="Times New Roman" fo:color="#CDD3DE" fo:font-size="10.5pt" style:font-size-asian="10.5pt" style:font-size-complex="10.5pt" style:language-asian="fr" style:country-asian="FR"/>
    </style:style>
    <style:style style:name="T60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61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T62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63" style:parent-style-name="Policepardéfaut" style:family="text">
      <style:text-properties style:font-name="Consolas" style:font-name-asian="Times New Roman" style:font-name-complex="Times New Roman" fo:color="#CDD3DE" fo:font-size="10.5pt" style:font-size-asian="10.5pt" style:font-size-complex="10.5pt" style:language-asian="fr" style:country-asian="FR"/>
    </style:style>
    <style:style style:name="T64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65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T66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67" style:parent-style-name="Policepardéfaut" style:family="text">
      <style:text-properties style:font-name="Consolas" style:font-name-asian="Times New Roman" style:font-name-complex="Times New Roman" fo:color="#CDD3DE" fo:font-size="10.5pt" style:font-size-asian="10.5pt" style:font-size-complex="10.5pt" style:language-asian="fr" style:country-asian="FR"/>
    </style:style>
    <style:style style:name="T68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69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T70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71" style:parent-style-name="Policepardéfaut" style:family="text">
      <style:text-properties style:font-name="Consolas" style:font-name-asian="Times New Roman" style:font-name-complex="Times New Roman" fo:color="#CDD3DE" fo:font-size="10.5pt" style:font-size-asian="10.5pt" style:font-size-complex="10.5pt" style:language-asian="fr" style:country-asian="FR"/>
    </style:style>
    <style:style style:name="T72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73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T74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75" style:parent-style-name="Policepardéfaut" style:family="text">
      <style:text-properties style:font-name="Consolas" style:font-name-asian="Times New Roman" style:font-name-complex="Times New Roman" fo:color="#CDD3DE" fo:font-size="10.5pt" style:font-size-asian="10.5pt" style:font-size-complex="10.5pt" style:language-asian="fr" style:country-asian="FR"/>
    </style:style>
    <style:style style:name="T76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77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T78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79" style:parent-style-name="Policepardéfaut" style:family="text">
      <style:text-properties style:font-name="Consolas" style:font-name-asian="Times New Roman" style:font-name-complex="Times New Roman" fo:color="#CDD3DE" fo:font-size="10.5pt" style:font-size-asian="10.5pt" style:font-size-complex="10.5pt" style:language-asian="fr" style:country-asian="FR"/>
    </style:style>
    <style:style style:name="T80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81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T82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83" style:parent-style-name="Policepardéfaut" style:family="text">
      <style:text-properties style:font-name="Consolas" style:font-name-asian="Times New Roman" style:font-name-complex="Times New Roman" fo:color="#CDD3DE" fo:font-size="10.5pt" style:font-size-asian="10.5pt" style:font-size-complex="10.5pt" style:language-asian="fr" style:country-asian="FR"/>
    </style:style>
    <style:style style:name="T84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85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T86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87" style:parent-style-name="Policepardéfaut" style:family="text">
      <style:text-properties style:font-name="Consolas" style:font-name-asian="Times New Roman" style:font-name-complex="Times New Roman" fo:color="#CDD3DE" fo:font-size="10.5pt" style:font-size-asian="10.5pt" style:font-size-complex="10.5pt" style:language-asian="fr" style:country-asian="FR"/>
    </style:style>
    <style:style style:name="T88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89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T90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91" style:parent-style-name="Policepardéfaut" style:family="text">
      <style:text-properties style:font-name="Consolas" style:font-name-asian="Times New Roman" style:font-name-complex="Times New Roman" fo:color="#CDD3DE" fo:font-size="10.5pt" style:font-size-asian="10.5pt" style:font-size-complex="10.5pt" style:language-asian="fr" style:country-asian="FR"/>
    </style:style>
    <style:style style:name="T92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93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T94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95" style:parent-style-name="Policepardéfaut" style:family="text">
      <style:text-properties style:font-name="Consolas" style:font-name-asian="Times New Roman" style:font-name-complex="Times New Roman" fo:color="#CDD3DE" fo:font-size="10.5pt" style:font-size-asian="10.5pt" style:font-size-complex="10.5pt" style:language-asian="fr" style:country-asian="FR"/>
    </style:style>
    <style:style style:name="T96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97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T98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99" style:parent-style-name="Policepardéfaut" style:family="text">
      <style:text-properties style:font-name="Consolas" style:font-name-asian="Times New Roman" style:font-name-complex="Times New Roman" fo:color="#CDD3DE" fo:font-size="10.5pt" style:font-size-asian="10.5pt" style:font-size-complex="10.5pt" style:language-asian="fr" style:country-asian="FR"/>
    </style:style>
    <style:style style:name="T100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101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T102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103" style:parent-style-name="Policepardéfaut" style:family="text">
      <style:text-properties style:font-name="Consolas" style:font-name-asian="Times New Roman" style:font-name-complex="Times New Roman" fo:color="#CDD3DE" fo:font-size="10.5pt" style:font-size-asian="10.5pt" style:font-size-complex="10.5pt" style:language-asian="fr" style:country-asian="FR"/>
    </style:style>
    <style:style style:name="T104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105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T106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107" style:parent-style-name="Policepardéfaut" style:family="text">
      <style:text-properties style:font-name="Consolas" style:font-name-asian="Times New Roman" style:font-name-complex="Times New Roman" fo:color="#CDD3DE" fo:font-size="10.5pt" style:font-size-asian="10.5pt" style:font-size-complex="10.5pt" style:language-asian="fr" style:country-asian="FR"/>
    </style:style>
    <style:style style:name="T108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109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T110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111" style:parent-style-name="Policepardéfaut" style:family="text">
      <style:text-properties style:font-name="Consolas" style:font-name-asian="Times New Roman" style:font-name-complex="Times New Roman" fo:color="#CDD3DE" fo:font-size="10.5pt" style:font-size-asian="10.5pt" style:font-size-complex="10.5pt" style:language-asian="fr" style:country-asian="FR"/>
    </style:style>
    <style:style style:name="T112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113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T114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115" style:parent-style-name="Policepardéfaut" style:family="text">
      <style:text-properties style:font-name="Consolas" style:font-name-asian="Times New Roman" style:font-name-complex="Times New Roman" fo:color="#CDD3DE" fo:font-size="10.5pt" style:font-size-asian="10.5pt" style:font-size-complex="10.5pt" style:language-asian="fr" style:country-asian="FR"/>
    </style:style>
    <style:style style:name="T116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117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T118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119" style:parent-style-name="Policepardéfaut" style:family="text">
      <style:text-properties style:font-name="Consolas" style:font-name-asian="Times New Roman" style:font-name-complex="Times New Roman" fo:color="#CDD3DE" fo:font-size="10.5pt" style:font-size-asian="10.5pt" style:font-size-complex="10.5pt" style:language-asian="fr" style:country-asian="FR"/>
    </style:style>
    <style:style style:name="T120" style:parent-style-name="Policepardéfaut" style:family="text">
      <style:text-properties style:font-name="Consolas" style:font-name-asian="Times New Roman" style:font-name-complex="Times New Roman" fo:color="#5FB3B3" fo:font-size="10.5pt" style:font-size-asian="10.5pt" style:font-size-complex="10.5pt" style:language-asian="fr" style:country-asian="FR"/>
    </style:style>
    <style:style style:name="T121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P122" style:parent-style-name="Normal" style:family="paragraph">
      <style:paragraph-properties fo:margin-bottom="0in" style:line-height-at-least="0.1979in" fo:background-color="#1B2B34"/>
    </style:style>
    <style:style style:name="T123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P124" style:parent-style-name="Normal" style:family="paragraph">
      <style:paragraph-properties fo:margin-bottom="0.1666in" style:line-height-at-least="0.1979in" fo:background-color="#1B2B34"/>
      <style:text-properties style:font-name="Consolas" style:font-name-asian="Times New Roman" style:font-name-complex="Times New Roman" fo:color="#CDD3DE" fo:font-size="10.5pt" style:font-size-asian="10.5pt" style:font-size-complex="10.5pt" style:language-asian="fr" style:country-asian="FR"/>
    </style:style>
    <style:style style:name="P125" style:parent-style-name="Normal" style:family="paragraph">
      <style:paragraph-properties fo:margin-bottom="0in" style:line-height-at-least="0.1979in" fo:background-color="#1B2B34"/>
    </style:style>
    <style:style style:name="T126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P127" style:parent-style-name="Normal" style:family="paragraph">
      <style:paragraph-properties fo:margin-bottom="0in" style:line-height-at-least="0.1979in" fo:background-color="#1B2B34"/>
    </style:style>
    <style:style style:name="T128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P129" style:parent-style-name="Normal" style:family="paragraph">
      <style:paragraph-properties fo:margin-bottom="0in" style:line-height-at-least="0.1979in" fo:background-color="#1B2B34"/>
    </style:style>
    <style:style style:name="T130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P131" style:parent-style-name="Normal" style:family="paragraph">
      <style:paragraph-properties fo:margin-bottom="0in" style:line-height-at-least="0.1979in" fo:background-color="#1B2B34"/>
    </style:style>
    <style:style style:name="T132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P133" style:parent-style-name="Normal" style:family="paragraph">
      <style:paragraph-properties fo:margin-bottom="0in" style:line-height-at-least="0.1979in" fo:background-color="#1B2B34"/>
      <style:text-properties style:font-name="Consolas" style:font-name-asian="Times New Roman" style:font-name-complex="Times New Roman" fo:color="#CDD3DE" fo:font-size="10.5pt" style:font-size-asian="10.5pt" style:font-size-complex="10.5pt" style:language-asian="fr" style:country-asian="FR"/>
    </style:style>
    <style:style style:name="P134" style:parent-style-name="Normal" style:family="paragraph">
      <style:paragraph-properties fo:margin-bottom="0in" style:line-height-at-least="0.1979in" fo:background-color="#1B2B34"/>
    </style:style>
    <style:style style:name="T135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P136" style:parent-style-name="Normal" style:family="paragraph">
      <style:paragraph-properties fo:margin-bottom="0in" style:line-height-at-least="0.1979in" fo:background-color="#1B2B34"/>
    </style:style>
    <style:style style:name="T137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  <style:style style:name="P138" style:parent-style-name="Normal" style:family="paragraph">
      <style:paragraph-properties fo:margin-bottom="0in" style:line-height-at-least="0.1979in" fo:background-color="#1B2B34"/>
    </style:style>
    <style:style style:name="T139" style:parent-style-name="Policepardéfaut" style:family="text">
      <style:text-properties style:font-name="Consolas" style:font-name-asian="Times New Roman" style:font-name-complex="Times New Roman" fo:color="#99C794" fo:font-size="10.5pt" style:font-size-asian="10.5pt" style:font-size-complex="10.5pt" style:language-asian="fr" style:country-asian="FR"/>
    </style:style>
  </office:automatic-styles>
  <office:body>
    <office:text text:use-soft-page-breaks="true">
      <text:p text:style-name="P1"># Table externe Immatriculation ( hive -&gt; Mongo )<text:s/></text:p>
      <text:p text:style-name="P2">drop table IMMATRICULATION_EXT_TPA;</text:p>
      <text:p text:style-name="P3"/>
      <text:p text:style-name="P4"><text:span text:style-name="T5">CREATE EXTERNAL TABLE  IMMATRICULATION_EXT_TPA (</text:span></text:p>
      <text:p text:style-name="P6"><text:span text:style-name="T7">ID STRING,</text:span></text:p>
      <text:p text:style-name="P8"><text:span text:style-name="T9">IMMATRICULATION STRING,</text:span></text:p>
      <text:p text:style-name="P10"><text:span text:style-name="T11">MARQUE STRING,</text:span></text:p>
      <text:p text:style-name="P12"><text:span text:style-name="T13">NOM STRING,</text:span></text:p>
      <text:p text:style-name="P14"><text:span text:style-name="T15">PUISSANCE INT,</text:span></text:p>
      <text:p text:style-name="P16"><text:span text:style-name="T17">LONGUEUR  STRING,</text:span></text:p>
      <text:p text:style-name="P18"><text:span text:style-name="T19">NBPLACES INT,</text:span></text:p>
      <text:p text:style-name="P20"><text:span text:style-name="T21">NBPORTES INT,</text:span></text:p>
      <text:p text:style-name="P22"><text:span text:style-name="T23">COULEUR STRING,</text:span></text:p>
      <text:p text:style-name="P24"><text:span text:style-name="T25">OCCASION STRING,</text:span></text:p>
      <text:p text:style-name="P26"><text:span text:style-name="T27">PRIX INT)</text:span></text:p>
      <text:p text:style-name="P28"><text:span text:style-name="T29">STORED BY 'com.mongodb.hadoop.hive.MongoStorageHandler'</text:span></text:p>
      <text:p text:style-name="P30"><text:span text:style-name="T31">WITH SERDEPROPERTIES('mongo.columns.mapping'='{</text:span><text:span text:style-name="T32">"</text:span><text:span text:style-name="T33">id</text:span><text:span text:style-name="T34">"</text:span><text:span text:style-name="T35">:</text:span><text:span text:style-name="T36">"</text:span><text:span text:style-name="T37">_id</text:span><text:span text:style-name="T38">"</text:span><text:span text:style-name="T39">,</text:span></text:p>
      <text:p text:style-name="P40"><text:span text:style-name="T41"> </text:span><text:span text:style-name="T42">"</text:span><text:span text:style-name="T43">immatriculation</text:span><text:span text:style-name="T44">"</text:span><text:span text:style-name="T45">:</text:span><text:span text:style-name="T46">"</text:span><text:span text:style-name="T47">immatriculation</text:span><text:span text:style-name="T48">"</text:span><text:span text:style-name="T49">,<text:s/></text:span><text:span text:style-name="T50">"</text:span><text:span text:style-name="T51">marque</text:span><text:span text:style-name="T52">"</text:span><text:span text:style-name="T53">:</text:span><text:span text:style-name="T54">"</text:span><text:span text:style-name="T55">marque</text:span><text:span text:style-name="T56">"</text:span><text:span text:style-name="T57">,<text:s/></text:span><text:span text:style-name="T58">"</text:span><text:span text:style-name="T59">nom</text:span><text:span text:style-name="T60">"</text:span><text:span text:style-name="T61">:</text:span><text:span text:style-name="T62">"</text:span><text:span text:style-name="T63">nom</text:span><text:span text:style-name="T64">"</text:span><text:span text:style-name="T65">,<text:s/></text:span><text:span text:style-name="T66">"</text:span><text:span text:style-name="T67">puissance</text:span><text:span text:style-name="T68">"</text:span><text:span text:style-name="T69">:</text:span><text:span text:style-name="T70">"</text:span><text:span text:style-name="T71">puissance</text:span><text:span text:style-name="T72">"</text:span><text:span text:style-name="T73">,<text:s/></text:span><text:span text:style-name="T74">"</text:span><text:span text:style-name="T75">longueur</text:span><text:span text:style-name="T76">"</text:span><text:span text:style-name="T77">:</text:span><text:span text:style-name="T78">"</text:span><text:span text:style-name="T79">longueur</text:span><text:span text:style-name="T80">"</text:span><text:span text:style-name="T81">,<text:s/></text:span><text:span text:style-name="T82">"</text:span><text:span text:style-name="T83">nbPlaces</text:span><text:span text:style-name="T84">"</text:span><text:span text:style-name="T85">:</text:span><text:span text:style-name="T86">"</text:span><text:span text:style-name="T87">nbPlaces</text:span><text:span text:style-name="T88">"</text:span><text:span text:style-name="T89">,<text:s/></text:span><text:span text:style-name="T90">"</text:span><text:span text:style-name="T91">nbPortes</text:span><text:span text:style-name="T92">"</text:span><text:span text:style-name="T93">:</text:span><text:span text:style-name="T94">"</text:span><text:span text:style-name="T95">nbPortes</text:span><text:span text:style-name="T96">"</text:span><text:span text:style-name="T97">,<text:s/></text:span><text:span text:style-name="T98">"</text:span><text:span text:style-name="T99">couleur</text:span><text:span text:style-name="T100">"</text:span><text:span text:style-name="T101">:</text:span><text:span text:style-name="T102">"</text:span><text:span text:style-name="T103">couleur</text:span><text:span text:style-name="T104">"</text:span><text:span text:style-name="T105">,<text:s/></text:span><text:span text:style-name="T106">"</text:span><text:span text:style-name="T107">occasion</text:span><text:span text:style-name="T108">"</text:span><text:span text:style-name="T109">:</text:span><text:span text:style-name="T110">"</text:span><text:span text:style-name="T111">occasion</text:span><text:span text:style-name="T112">"</text:span><text:span text:style-name="T113">,<text:s/></text:span><text:span text:style-name="T114">"</text:span><text:span text:style-name="T115">prix</text:span><text:span text:style-name="T116">"</text:span><text:span text:style-name="T117">:</text:span><text:span text:style-name="T118">"</text:span><text:span text:style-name="T119">prix</text:span><text:span text:style-name="T120">"</text:span><text:span text:style-name="T121">}')</text:span></text:p>
      <text:p text:style-name="P122"><text:span text:style-name="T123">TBLPROPERTIES('mongo.uri'='mongodb://localhost:27017/tpa.Immatriculations');</text:span></text:p>
      <text:p text:style-name="P124"/>
      <text:p text:style-name="P125"><text:span text:style-name="T126">select * from IMMATRICULATION_EXT_TPA;</text:span></text:p>
      <text:p text:style-name="Normal"/>
      <text:p text:style-name="Normal"># Table externe Catalogue &amp; Co2 (Hive -&gt; HDFS)</text:p>
      <text:p text:style-name="P127"><text:span text:style-name="T128">CREATE EXTERNAL TABLE  Catalogue_HDFS_H_EXT  (MARQUE STRING, NOM STRING,  PUISSANCE STRING, LONGUEUR STRING, NBPLACE STRING, NBPORTES STRING, COULEUR STRING, OCCASION STRING, PRIX STRING)</text:span></text:p>
      <text:p text:style-name="P129"><text:span text:style-name="T130">ROW FORMAT DELIMITED FIELDS TERMINATED BY ','</text:span></text:p>
      <text:p text:style-name="P131"><text:span text:style-name="T132">LOCATION 'hdfs:/tpa';</text:span></text:p>
      <text:p text:style-name="P133"/>
      <text:p text:style-name="P134"><text:span text:style-name="T135">CREATE EXTERNAL TABLE  CO2_HDFS_H_EXT (ID INT,Marque_Modele STRING ,Bonus_Malus STRING,Rejets_CO2_g_km STRING,Cout_enerie STRING)</text:span></text:p>
      <text:p text:style-name="P136"><text:span text:style-name="T137">ROW FORMAT DELIMITED FIELDS TERMINATED BY ','</text:span></text:p>
      <text:p text:style-name="P138"><text:span text:style-name="T139">LOCATION 'hdfs:/tpa';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dicaël Nshimiye</meta:initial-creator>
    <dc:creator>Judicaël Nshimiye</dc:creator>
    <meta:creation-date>2023-01-12T19:27:00Z</meta:creation-date>
    <dc:date>2023-01-12T19:40:00Z</dc:date>
    <meta:template xlink:href="Normal.dotm" xlink:type="simple"/>
    <meta:editing-cycles>1</meta:editing-cycles>
    <meta:editing-duration>PT780S</meta:editing-duration>
    <meta:document-statistic meta:page-count="1" meta:paragraph-count="2" meta:word-count="194" meta:character-count="1262" meta:row-count="8" meta:non-whitespace-character-count="1070"/>
  </office:meta>
</office:document-meta>
</file>